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2">
      <style:paragraph-properties fo:margin-left="2.501cm" fo:margin-right="0cm" fo:text-indent="-0.635cm" style:auto-text-indent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 Book Kair Penelitian</text:p>
      <text:p text:style-name="Standard"/>
      <text:p text:style-name="Standard">Rabu, 20120118</text:p>
      <text:list xml:id="list22550666" text:style-name="L3">
        <text:list-item>
          <text:p text:style-name="P3">Membaca korpus tempo.</text:p>
        </text:list-item>
        <text:list-item>
          <text:p text:style-name="P3">Memasukkannya ke dalam nltk.Text.</text:p>
        </text:list-item>
      </text:list>
      <text:p text:style-name="Standard">Senin, 20120116</text:p>
      <text:list xml:id="list31610109" text:style-name="L2">
        <text:list-item>
          <text:p text:style-name="P2">Coding Python untuk membaca Korpus Tempo.</text:p>
        </text:list-item>
        <text:list-item>
          <text:p text:style-name="P2">Digabungkan dengan package NetworkX untuk membangun graf.</text:p>
        </text:list-item>
        <text:list-item>
          <text:p text:style-name="P2">Coding Experience:</text:p>
        </text:list-item>
        <text:list-item>
          <text:p text:style-name="P4">Gimana caranya menggabungkan direktori korpus, tanpa harus memasukkannya ke dalam svn repository.</text:p>
        </text:list-item>
      </text:list>
      <text:p text:style-name="Standard">Minggu, 20111113</text:p>
      <text:list xml:id="list31496269" text:style-name="L1">
        <text:list-item>
          <text:p text:style-name="P1">Log Book dimulai lagi.</text:p>
        </text:list-item>
        <text:list-item>
          <text:p text:style-name="P1">Fokus ke InfoMap, SemanticVector, dan NetworkX, Graph Mining. Dengan arah ke bahasa dan dokumen teks.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d" fo:country="ID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F Usakti</meta:initial-creator>
    <meta:creation-date>2011-11-12T18:03:51.91</meta:creation-date>
    <dc:date>2012-01-18T02:41:22.88</dc:date>
    <dc:creator>TIF Usakti</dc:creator>
    <meta:editing-duration>P2DT2H39M57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12" meta:word-count="71" meta:character-count="467"/>
  </office:meta>
</office:document-meta>
</file>